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8334" officeooo:paragraph-rsid="00078334"/>
    </style:style>
    <style:style style:name="P2" style:family="paragraph" style:parent-style-name="Standard">
      <style:text-properties fo:language="uk" fo:country="UA" officeooo:rsid="0008a7ad" officeooo:paragraph-rsid="0008a7ad"/>
    </style:style>
    <style:style style:name="P3" style:family="paragraph" style:parent-style-name="Standard">
      <style:text-properties fo:language="uk" fo:country="UA" officeooo:rsid="000ac058" officeooo:paragraph-rsid="000ac058"/>
    </style:style>
    <style:style style:name="P4" style:family="paragraph" style:parent-style-name="Standard">
      <style:text-properties fo:language="uk" fo:country="UA" officeooo:rsid="000ac058" officeooo:paragraph-rsid="000ed594"/>
    </style:style>
    <style:style style:name="P5" style:family="paragraph" style:parent-style-name="Standard">
      <style:text-properties fo:language="uk" fo:country="UA" officeooo:rsid="000c6ed5" officeooo:paragraph-rsid="000c6ed5"/>
    </style:style>
    <style:style style:name="P6" style:family="paragraph" style:parent-style-name="Standard">
      <style:text-properties fo:language="uk" fo:country="UA" officeooo:rsid="000c6ed5" officeooo:paragraph-rsid="000e04b7"/>
    </style:style>
    <style:style style:name="P7" style:family="paragraph" style:parent-style-name="Standard">
      <style:text-properties fo:language="uk" fo:country="UA" officeooo:rsid="000c6ed5" officeooo:paragraph-rsid="000ed594"/>
    </style:style>
    <style:style style:name="P8" style:family="paragraph" style:parent-style-name="Standard">
      <style:text-properties fo:language="uk" fo:country="UA" officeooo:rsid="000e04b7" officeooo:paragraph-rsid="000e04b7"/>
    </style:style>
    <style:style style:name="P9" style:family="paragraph" style:parent-style-name="Standard">
      <style:text-properties fo:language="uk" fo:country="UA" officeooo:rsid="000e04b7" officeooo:paragraph-rsid="000ed594"/>
    </style:style>
    <style:style style:name="P10" style:family="paragraph" style:parent-style-name="Standard">
      <style:text-properties fo:language="uk" fo:country="UA" officeooo:rsid="000ed594" officeooo:paragraph-rsid="000ed594"/>
    </style:style>
    <style:style style:name="P11" style:family="paragraph" style:parent-style-name="Standard">
      <style:text-properties fo:language="uk" fo:country="UA" officeooo:rsid="000f76ed" officeooo:paragraph-rsid="000f76ed"/>
    </style:style>
    <style:style style:name="P12" style:family="paragraph" style:parent-style-name="Standard">
      <style:text-properties fo:language="uk" fo:country="UA" officeooo:rsid="000f76ed" officeooo:paragraph-rsid="000fd084"/>
    </style:style>
    <style:style style:name="P13" style:family="paragraph" style:parent-style-name="Standard">
      <style:text-properties fo:language="uk" fo:country="UA" officeooo:rsid="000f76ed" officeooo:paragraph-rsid="0015d68d"/>
    </style:style>
    <style:style style:name="P14" style:family="paragraph" style:parent-style-name="Standard">
      <style:text-properties fo:language="uk" fo:country="UA" officeooo:rsid="000fd084" officeooo:paragraph-rsid="001149c3"/>
    </style:style>
    <style:style style:name="P15" style:family="paragraph" style:parent-style-name="Standard">
      <style:text-properties fo:language="uk" fo:country="UA" officeooo:rsid="00133ebe" officeooo:paragraph-rsid="00133ebe"/>
    </style:style>
    <style:style style:name="P16" style:family="paragraph" style:parent-style-name="Standard">
      <style:text-properties fo:language="uk" fo:country="UA" officeooo:rsid="0016367c" officeooo:paragraph-rsid="0016367c"/>
    </style:style>
    <style:style style:name="P17" style:family="paragraph" style:parent-style-name="Standard">
      <style:text-properties fo:language="uk" fo:country="UA" officeooo:rsid="0016367c" officeooo:paragraph-rsid="00183f3d"/>
    </style:style>
    <style:style style:name="P18" style:family="paragraph" style:parent-style-name="Standard">
      <style:text-properties officeooo:rsid="000ac058" officeooo:paragraph-rsid="000ac058"/>
    </style:style>
    <style:style style:name="P19" style:family="paragraph" style:parent-style-name="Standard">
      <style:text-properties fo:language="ru" fo:country="RU" officeooo:rsid="000ac058" officeooo:paragraph-rsid="000ac058"/>
    </style:style>
    <style:style style:name="P20" style:family="paragraph" style:parent-style-name="Standard">
      <style:text-properties fo:language="ru" fo:country="RU" officeooo:rsid="0015d68d" officeooo:paragraph-rsid="001673b4"/>
    </style:style>
    <style:style style:name="P21" style:family="paragraph" style:parent-style-name="Standard">
      <style:text-properties fo:language="ru" fo:country="RU" officeooo:rsid="001673b4" officeooo:paragraph-rsid="001673b4"/>
    </style:style>
    <style:style style:name="P22" style:family="paragraph" style:parent-style-name="Standard">
      <style:text-properties fo:language="ru" fo:country="RU" officeooo:rsid="001673b4" officeooo:paragraph-rsid="00183f3d"/>
    </style:style>
    <style:style style:name="P23" style:family="paragraph" style:parent-style-name="Standard">
      <style:text-properties fo:language="ru" fo:country="RU" officeooo:rsid="00183f3d" officeooo:paragraph-rsid="00183f3d"/>
    </style:style>
    <style:style style:name="P24" style:family="paragraph" style:parent-style-name="Standard">
      <style:text-properties officeooo:paragraph-rsid="000e04b7"/>
    </style:style>
    <style:style style:name="P25" style:family="paragraph" style:parent-style-name="Standard">
      <style:text-properties fo:language="en" fo:country="US" officeooo:rsid="0008a7ad" officeooo:paragraph-rsid="00078334"/>
    </style:style>
    <style:style style:name="P26" style:family="paragraph" style:parent-style-name="Standard">
      <style:text-properties fo:language="en" fo:country="US" officeooo:rsid="000ac058" officeooo:paragraph-rsid="000ac058"/>
    </style:style>
    <style:style style:name="P27" style:family="paragraph" style:parent-style-name="Standard">
      <style:text-properties fo:language="uk" fo:country="UA" officeooo:rsid="000e04b7" officeooo:paragraph-rsid="000e04b7"/>
    </style:style>
    <style:style style:name="P28" style:family="paragraph" style:parent-style-name="Standard">
      <style:text-properties fo:language="uk" fo:country="UA" officeooo:rsid="00078334" officeooo:paragraph-rsid="000ac058"/>
    </style:style>
    <style:style style:name="P29" style:family="paragraph" style:parent-style-name="Standard">
      <style:text-properties fo:language="uk" fo:country="UA" officeooo:rsid="000ac058" officeooo:paragraph-rsid="000ac058"/>
    </style:style>
    <style:style style:name="P30" style:family="paragraph" style:parent-style-name="Standard">
      <style:text-properties fo:language="uk" fo:country="UA" officeooo:rsid="001673b4" officeooo:paragraph-rsid="001673b4"/>
    </style:style>
    <style:style style:name="P31" style:family="paragraph" style:parent-style-name="Standard">
      <style:text-properties fo:language="uk" fo:country="UA" officeooo:rsid="00183f3d" officeooo:paragraph-rsid="00183f3d"/>
    </style:style>
    <style:style style:name="P32" style:family="paragraph" style:parent-style-name="Standard">
      <style:text-properties fo:language="uk" fo:country="UA" officeooo:rsid="00133ebe" officeooo:paragraph-rsid="001b95d5"/>
    </style:style>
    <style:style style:name="P33" style:family="paragraph" style:parent-style-name="Standard">
      <style:text-properties fo:language="uk" fo:country="UA" officeooo:rsid="00133ebe" officeooo:paragraph-rsid="001c2baf"/>
    </style:style>
    <style:style style:name="P34" style:family="paragraph" style:parent-style-name="Standard">
      <style:text-properties fo:language="uk" fo:country="UA" officeooo:rsid="00136643" officeooo:paragraph-rsid="001c2baf"/>
    </style:style>
    <style:style style:name="P35" style:family="paragraph" style:parent-style-name="Standard">
      <style:text-properties fo:language="uk" fo:country="UA" officeooo:rsid="001149c3" officeooo:paragraph-rsid="001c8508"/>
    </style:style>
    <style:style style:name="P36" style:family="paragraph" style:parent-style-name="Standard">
      <style:text-properties fo:language="uk" fo:country="UA" officeooo:rsid="0019e001" officeooo:paragraph-rsid="0019e001"/>
    </style:style>
    <style:style style:name="P37" style:family="paragraph" style:parent-style-name="Standard">
      <style:text-properties officeooo:paragraph-rsid="001c2baf"/>
    </style:style>
    <style:style style:name="T1" style:family="text">
      <style:text-properties officeooo:rsid="00078334"/>
    </style:style>
    <style:style style:name="T2" style:family="text">
      <style:text-properties officeooo:rsid="0008a7ad"/>
    </style:style>
    <style:style style:name="T3" style:family="text">
      <style:text-properties fo:language="en" fo:country="US"/>
    </style:style>
    <style:style style:name="T4" style:family="text">
      <style:text-properties fo:language="en" fo:country="US" officeooo:rsid="0008a7ad"/>
    </style:style>
    <style:style style:name="T5" style:family="text">
      <style:text-properties fo:language="en" fo:country="US" officeooo:rsid="000ac058"/>
    </style:style>
    <style:style style:name="T6" style:family="text">
      <style:text-properties fo:language="en" fo:country="US" officeooo:rsid="000fd084"/>
    </style:style>
    <style:style style:name="T7" style:family="text">
      <style:text-properties fo:language="en" fo:country="US" officeooo:rsid="0010ff7a"/>
    </style:style>
    <style:style style:name="T8" style:family="text">
      <style:text-properties fo:language="en" fo:country="US" officeooo:rsid="001133ff"/>
    </style:style>
    <style:style style:name="T9" style:family="text">
      <style:text-properties fo:language="en" fo:country="US" officeooo:rsid="001149c3"/>
    </style:style>
    <style:style style:name="T10" style:family="text">
      <style:text-properties fo:language="en" fo:country="US" officeooo:rsid="0012f90f"/>
    </style:style>
    <style:style style:name="T11" style:family="text">
      <style:text-properties fo:language="en" fo:country="US" officeooo:rsid="00133ebe"/>
    </style:style>
    <style:style style:name="T12" style:family="text">
      <style:text-properties fo:language="en" fo:country="US" officeooo:rsid="00136643"/>
    </style:style>
    <style:style style:name="T13" style:family="text">
      <style:text-properties fo:language="en" fo:country="US" officeooo:rsid="001c2baf"/>
    </style:style>
    <style:style style:name="T14" style:family="text">
      <style:text-properties fo:language="en" fo:country="US" officeooo:rsid="001c8508"/>
    </style:style>
    <style:style style:name="T15" style:family="text">
      <style:text-properties fo:language="uk" fo:country="UA"/>
    </style:style>
    <style:style style:name="T16" style:family="text">
      <style:text-properties fo:language="uk" fo:country="UA" officeooo:rsid="0008a7ad"/>
    </style:style>
    <style:style style:name="T17" style:family="text">
      <style:text-properties fo:language="uk" fo:country="UA" officeooo:rsid="00078334"/>
    </style:style>
    <style:style style:name="T18" style:family="text">
      <style:text-properties fo:language="uk" fo:country="UA" officeooo:rsid="0008e9d4"/>
    </style:style>
    <style:style style:name="T19" style:family="text">
      <style:text-properties fo:language="uk" fo:country="UA" officeooo:rsid="000e04b7"/>
    </style:style>
    <style:style style:name="T20" style:family="text">
      <style:text-properties fo:language="uk" fo:country="UA" officeooo:rsid="000fd084"/>
    </style:style>
    <style:style style:name="T21" style:family="text">
      <style:text-properties fo:language="uk" fo:country="UA" officeooo:rsid="001133ff"/>
    </style:style>
    <style:style style:name="T22" style:family="text">
      <style:text-properties fo:language="uk" fo:country="UA" officeooo:rsid="00133ebe"/>
    </style:style>
    <style:style style:name="T23" style:family="text">
      <style:text-properties fo:language="uk" fo:country="UA" officeooo:rsid="00136643"/>
    </style:style>
    <style:style style:name="T24" style:family="text">
      <style:text-properties fo:language="uk" fo:country="UA" officeooo:rsid="00183f3d"/>
    </style:style>
    <style:style style:name="T25" style:family="text">
      <style:text-properties fo:language="uk" fo:country="UA" officeooo:rsid="001b95d5"/>
    </style:style>
    <style:style style:name="T26" style:family="text">
      <style:text-properties fo:language="uk" fo:country="UA" officeooo:rsid="001c2baf"/>
    </style:style>
    <style:style style:name="T27" style:family="text">
      <style:text-properties officeooo:rsid="0008e9d4"/>
    </style:style>
    <style:style style:name="T28" style:family="text">
      <style:text-properties officeooo:rsid="000ac058"/>
    </style:style>
    <style:style style:name="T29" style:family="text">
      <style:text-properties officeooo:rsid="000c6ed5"/>
    </style:style>
    <style:style style:name="T30" style:family="text">
      <style:text-properties officeooo:rsid="000e04b7"/>
    </style:style>
    <style:style style:name="T31" style:family="text">
      <style:text-properties officeooo:rsid="000ed594"/>
    </style:style>
    <style:style style:name="T32" style:family="text">
      <style:text-properties officeooo:rsid="000f76ed"/>
    </style:style>
    <style:style style:name="T33" style:family="text">
      <style:text-properties fo:language="ru" fo:country="RU"/>
    </style:style>
    <style:style style:name="T34" style:family="text">
      <style:text-properties fo:language="ru" fo:country="RU" officeooo:rsid="000fd084"/>
    </style:style>
    <style:style style:name="T35" style:family="text">
      <style:text-properties fo:language="ru" fo:country="RU" officeooo:rsid="00136643"/>
    </style:style>
    <style:style style:name="T36" style:family="text">
      <style:text-properties fo:language="ru" fo:country="RU" officeooo:rsid="00160e05"/>
    </style:style>
    <style:style style:name="T37" style:family="text">
      <style:text-properties fo:language="ru" fo:country="RU" officeooo:rsid="001c2baf"/>
    </style:style>
    <style:style style:name="T38" style:family="text">
      <style:text-properties officeooo:rsid="000fd084"/>
    </style:style>
    <style:style style:name="T39" style:family="text">
      <style:text-properties officeooo:rsid="001133ff"/>
    </style:style>
    <style:style style:name="T40" style:family="text">
      <style:text-properties officeooo:rsid="001149c3"/>
    </style:style>
    <style:style style:name="T41" style:family="text">
      <style:text-properties officeooo:rsid="0012f90f"/>
    </style:style>
    <style:style style:name="T42" style:family="text">
      <style:text-properties officeooo:rsid="00133ebe"/>
    </style:style>
    <style:style style:name="T43" style:family="text">
      <style:text-properties fo:font-variant="normal" fo:text-transform="none" fo:color="#2c3130" style:font-name="Helvetica Neue" fo:font-size="10.5pt" fo:letter-spacing="normal" fo:language="en" fo:country="US" fo:font-style="normal" fo:font-weight="normal" officeooo:rsid="00133ebe"/>
    </style:style>
    <style:style style:name="T44" style:family="text">
      <style:text-properties officeooo:rsid="00160e05"/>
    </style:style>
    <style:style style:name="T45" style:family="text">
      <style:text-properties officeooo:rsid="00183f3d"/>
    </style:style>
    <style:style style:name="T46" style:family="text">
      <style:text-properties officeooo:rsid="001a6331"/>
    </style:style>
    <style:style style:name="T47" style:family="text">
      <style:text-properties officeooo:rsid="001b95d5"/>
    </style:style>
    <style:style style:name="T48" style:family="text">
      <style:text-properties officeooo:rsid="001c2baf"/>
    </style:style>
    <style:style style:name="T49" style:family="text">
      <style:text-properties officeooo:rsid="001c85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ІНСТРУКЦІЯ З ВИКОРИСТАННЯ ПРОГРАМНОГО ЗАБЕЗПЕЧЕННЯ ProMaSy</text:p>
      <text:p text:style-name="P1"/>
      <text:p text:style-name="P1"><text:span text:style-name="T27">УВАГА! </text:span>Програмне забезпечення Procurement Management System або Система керування закупівлями (далі ProMaSy) розповсюджуються за ліцензією ... </text:p>
      <text:p text:style-name="P1">ProMaSy надається у існуючому вигляді без будь-яких гарантій <text:span text:style-name="T2">та</text:span> відповідальності розробника за можливі збитки спричинені його використанням.</text:p>
      <text:p text:style-name="P1"/>
      <text:p text:style-name="P1">В даний момент ProMaSy знаходиться у фазі активної розробки та, незважаючи на ретельне тестування, може містити <text:span text:style-name="T2">значну кількіс</text:span><text:span text:style-name="T16">ть</text:span><text:span text:style-name="T2"> помилок. Якщо Ви хочете повідомити про виявлені помилки, то можете зв’язатися з розробником за адресою </text:span><text:a xlink:type="simple" xlink:href="mailto:lab.andrey@gmail.com" text:style-name="Internet_20_link" text:visited-style-name="Visited_20_Internet_20_Link">lab.andrey@gmail.com</text:a><text:span text:style-name="T4">.</text:span></text:p>
      <text:p text:style-name="P25"/>
      <text:p text:style-name="P2">ПРО ПРОГРАМУ</text:p>
      <text:p text:style-name="P2"/>
      <text:p text:style-name="P24"><text:span text:style-name="T16">Основне завдання </text:span><text:span text:style-name="T17">ProMaSy —</text:span><text:span text:style-name="T16"> спрощення процесу створення та відслідковування </text:span><text:span text:style-name="T18">стану </text:span><text:span text:style-name="T16">замовлень, які створю</text:span><text:span text:style-name="T25">є</text:span><text:span text:style-name="T16"> організація для закупівель матеріалів, обладнання та послуг. </text:span><text:span text:style-name="T17">ProMaSy дозволяє створювати рахунки та визначати їх як джерела фінансування створених замовлень, вести облік залишку коштів на цих рахунках та формувати звіти за використаними коштами. Модуль, що відповідає за створення замовлень, спрощує процедуру формування замовлення, допомагає у виборі джерел фінансування, коду Єдиного закупівельного словника </text:span>(набуття чинності: з 01.01.2016р. Наказ МЕРіТУ № 1474 від 19.11.2015р<text:span text:style-name="T28">), відповідних виробників та постачальників цього замовлення. Створене замовлення можливо роздрукувати у вигляді визначеної форми.</text:span><text:span text:style-name="T17"> </text:span></text:p>
      <text:p text:style-name="P8">УВАГА! Всі дані програми зберігаються на сервері та, в разі вимкнення сервера, будуть недоступні користувачеві.</text:p>
      <text:p text:style-name="P28"/>
      <text:p text:style-name="P4"><text:span text:style-name="T1">С</text:span>ИСТЕМНІ ВИМОГИ <text:span text:style-name="T30">ДЛЯ СЕРВЕРА З БАЗОЮ ДАНИХ</text:span></text:p>
      <text:p text:style-name="P4"/>
      <text:p text:style-name="P9">Мінімальні вимоги до сервера відповідають мінімальним вимогам <text:span text:style-name="T31">системи керуванням </text:span>баз даних PostgreSQL (<text:a xlink:type="simple" xlink:href="https://www.postgresql.org/docs/current/static/install-requirements.html" text:style-name="Internet_20_link" text:visited-style-name="Visited_20_Internet_20_Link">https://www.postgresql.org/docs/current/static/install-requirements.html</text:a>).</text:p>
      <text:p text:style-name="P9"/>
      <text:p text:style-name="P9">Для роботи програми необхідно мати на сервері встановлен<text:span text:style-name="T31">е програмне забезпечення</text:span> PostgreSQL не нижче версії 9.6.</text:p>
      <text:p text:style-name="P7"><text:span text:style-name="T17">Останню версію завжди можливо завантажити з офіційного сайту </text:span><text:span text:style-name="T30">(</text:span><text:a xlink:type="simple" xlink:href="https://www.postgresql.org/download/" text:style-name="Internet_20_link" text:visited-style-name="Visited_20_Internet_20_Link"><text:span text:style-name="T30">https://www.postgresql.org/download/</text:span></text:a><text:span text:style-name="T30">).</text:span></text:p>
      <text:p text:style-name="P28"/>
      <text:p text:style-name="P18"><text:span text:style-name="T17">С</text:span><text:span text:style-name="T15">ИСТЕМНІ ВИМОГИ </text:span><text:span text:style-name="T19">ДЛЯ КЛІЄНТСЬКОЇ ПРОГРАМИ</text:span></text:p>
      <text:p text:style-name="P3"/>
      <text:p text:style-name="P7">Для роботи програми необхідна встановлена віртуальна машина <text:span text:style-name="T5">Java</text:span> не нижче версії 8.</text:p>
      <text:p text:style-name="P5">Останню версію завжди можливо завантажити з офіційного сайту (<text:a xlink:type="simple" xlink:href="https://www.java.com/en/download/manual.jsp" text:style-name="Internet_20_link" text:visited-style-name="Visited_20_Internet_20_Link">https://www.java.com/en/download/manual.jsp</text:a>).</text:p>
      <text:p text:style-name="P9">УВАГА! Для встановлення <text:span text:style-name="T5">Java </text:span>Вам необхідно мати адміністраторські привілеї на ПК.</text:p>
      <text:p text:style-name="P8"/>
      <text:p text:style-name="P8">Для встановлення та використання <text:span text:style-name="T1">ProMaSy </text:span>адміністраторські привілеї не потрібні.</text:p>
      <text:p text:style-name="P3"/>
      <text:p text:style-name="P18"><text:span text:style-name="T15">Мінімальні вимоги аналогічні до вимог </text:span><text:span text:style-name="T3">Java 8 (</text:span><text:a xlink:type="simple" xlink:href="https://www.java.com/en/download/help/sysreq.xml" text:style-name="Internet_20_link" text:visited-style-name="Visited_20_Internet_20_Link">https://www.java.com/en/download/help/sysreq.xml</text:a><text:a xlink:type="simple" xlink:href="https://www.java.com/en/download/help/sysreq.xml)/" text:style-name="Internet_20_link" text:visited-style-name="Visited_20_Internet_20_Link">)</text:a></text:p>
      <text:p text:style-name="P26"/>
      <text:p text:style-name="P3">Рекомендовані вимоги:</text:p>
      <text:p text:style-name="P19">Операц<text:span text:style-name="T15">ійна система: </text:span><text:span text:style-name="T3">Windows Vista, 7, 8, 10</text:span></text:p>
      <text:p text:style-name="P3">Архітектура системи: 32- або 64-біт</text:p>
      <text:p text:style-name="P5">Процесор: архітектури х86 з частотою від 1ГГц</text:p>
      <text:p text:style-name="P5">Оперативна пам’ять: від 1 Гб </text:p>
      <text:p text:style-name="P5"><text:soft-page-break/>Вільне місце на диску: від 300 Мб</text:p>
      <text:p text:style-name="P26"/>
      <text:p text:style-name="P10">НАЛАШТУВАННЯ СЕРВЕРА</text:p>
      <text:p text:style-name="P10"/>
      <text:p text:style-name="P10">1. Встанов<text:span text:style-name="T45">іть</text:span> обрану версію системи керуванням <text:span text:style-name="T30">баз даних PostgreSQL </text:span>(на версіях нижче 9.6 робота програми не гарантується).</text:p>
      <text:p text:style-name="P10"><text:tab/>- в процесі встановлення вам буде запропоновано ввести <text:span text:style-name="T32">логін та</text:span> пароль адміністратора та порт доступу до бази даних. Збережіть їх у надійному місці!</text:p>
      <text:p text:style-name="P11">2. Перевір<text:span text:style-name="T45">те</text:span> доступність вибраного порту <text:span text:style-name="T42">з локальної</text:span> мережі організації, де буде використовуватися <text:span text:style-name="T1">ProMaSy.</text:span></text:p>
      <text:p text:style-name="P15">3. <text:span text:style-name="T38">Відкрйте командний рядок (наприклад </text:span><text:span text:style-name="T6">Win+R → cmd → OK) </text:span><text:span text:style-name="T38">та перейдіть до теки з PostgreSQL</text:span><text:span text:style-name="T3">\bin\</text:span><text:span text:style-name="T38"> </text:span>(наприклад “<text:span text:style-name="T3">cd c:\Program Files\PostgreSQL\9.6\bin\”).</text:span></text:p>
      <text:p text:style-name="P33"><text:span text:style-name="T3">4. </text:span>Створ<text:span text:style-name="T45">іть</text:span> <text:span text:style-name="T48">структуру таблиць для роботи</text:span> з <text:span text:style-name="T1">ProMaSy з використанням файлу “db_clean.sql”:</text:span></text:p>
      <text:p text:style-name="P37"><text:span text:style-name="T22"><text:tab/>- вве</text:span><text:span text:style-name="T25">діть</text:span><text:span text:style-name="T22"> команду “</text:span><text:span text:style-name="T11">psql </text:span><text:span text:style-name="T43">-h</text:span><text:span text:style-name="T11"> </text:span><text:span text:style-name="T12">адреса_сервера -p </text:span><text:span text:style-name="T35">п</text:span><text:span text:style-name="T23">орт </text:span><text:span text:style-name="T11">-d н</text:span><text:span text:style-name="T22">азва_бази_даних</text:span><text:span text:style-name="T11"> -U л</text:span><text:span text:style-name="T22">огін_адміністратора </text:span><text:span text:style-name="T26">-</text:span><text:span text:style-name="T13">f </text:span><text:span text:style-name="T37">шлях_до_файлу</text:span><text:span text:style-name="T22">” </text:span><text:span text:style-name="T23">(наприклад “psql -h 127.0.0.1 -p 5432 -d postgres -U postgres </text:span><text:span text:style-name="T37">-</text:span><text:span text:style-name="T13">f D:\</text:span><text:span text:style-name="T17">db_clean.sql</text:span><text:span text:style-name="T23">”)</text:span><text:span text:style-name="T22"> </text:span></text:p>
      <text:p text:style-name="P32"><text:tab/>- вве<text:span text:style-name="T47">діть</text:span> пароль адміністраторського акаунту</text:p>
      <text:p text:style-name="P34"><text:tab/>- <text:span text:style-name="T48">дочекайтеся появи напису</text:span><text:span text:style-name="T37"> «All done!»</text:span></text:p>
      <text:p text:style-name="P11"/>
      <text:p text:style-name="P11">НАЛАШТУВАННЯ ПРИ ПЕРШОМУ ЗАПУСКУ ПРОГРАМИ</text:p>
      <text:p text:style-name="P11"/>
      <text:p text:style-name="P11"><text:span text:style-name="T44">УВАГА! </text:span><text:span text:style-name="T36">Для </text:span><text:span text:style-name="T45">успішного завершення цього етапу Вам знадобляться наступні дані:</text:span></text:p>
      <text:p text:style-name="P16">а) дані адміністратора:</text:p>
      <text:p text:style-name="P16"><text:tab/>- ПІБ</text:p>
      <text:p text:style-name="P16"><text:tab/>- електронна пошта</text:p>
      <text:p text:style-name="P16"><text:tab/>- внутрішній телефон</text:p>
      <text:p text:style-name="P16"><text:tab/>- логін і пароль</text:p>
      <text:p text:style-name="P16"><text:tab/>- повна назва організації, відділу та підрозділу до якого належить адміністратор</text:p>
      <text:p text:style-name="P16">б) відомості про організацію:</text:p>
      <text:p text:style-name="P16"><text:tab/>- повна назва організації</text:p>
      <text:p text:style-name="P17"><text:tab/>- повна адреса</text:p>
      <text:p text:style-name="P16"><text:tab/>- телефон</text:p>
      <text:p text:style-name="P16"><text:tab/>- факс</text:p>
      <text:p text:style-name="P16"><text:tab/>- електронна пошта</text:p>
      <text:p text:style-name="P16"><text:tab/>- ЄДРПОУ</text:p>
      <text:p text:style-name="P16"><text:span text:style-name="T46">В</text:span>ведені дані можливо буде змінити <text:span text:style-name="T46">пізніше </text:span>з адміністраторського акаунту.</text:p>
      <text:p text:style-name="P16"/>
      <text:p text:style-name="P11">Наведені налаштування можливо проводити на сервері або будь-якому ПК з доступом до локальної мережі організації.</text:p>
      <text:p text:style-name="P11"/>
      <text:p text:style-name="P11">1. Встанов<text:span text:style-name="T45">іть</text:span> віртуальну машину <text:span text:style-name="T5">Java</text:span><text:span text:style-name="T29"> не нижче версії 8.</text:span></text:p>
      <text:p text:style-name="P13">2. Розпаку<text:span text:style-name="T45">йте</text:span> архів з <text:span text:style-name="T1">ProMaSy </text:span>до будь-якої теки, яка не потребує адміністраторських привілеїв для доступу (наприклад “<text:a xlink:type="simple" xlink:href="file:///D:/" text:style-name="Internet_20_link" text:visited-style-name="Visited_20_Internet_20_Link">D:\</text:a><text:span text:style-name="T3">” </text:span><text:span text:style-name="T33">або </text:span>“C:\Users\<text:span text:style-name="T3">&lt;</text:span>ім’я користувача<text:span text:style-name="T3">&gt;</text:span>\”).</text:p>
      <text:p text:style-name="P12">3. <text:span text:style-name="T38">Відкрийте командний рядок (наприклад </text:span><text:span text:style-name="T6">Win+R → cmd → OK) </text:span><text:span text:style-name="T38">та перейдіть до теки з ProMaSy (наприклад “</text:span><text:span text:style-name="T6">cd </text:span><text:a xlink:type="simple" xlink:href="file:///d:/promasy" text:style-name="Internet_20_link" text:visited-style-name="Visited_20_Internet_20_Link">d:\promasy</text:a><text:span text:style-name="T6">”).</text:span></text:p>
      <text:p text:style-name="P14">4. Запуст<text:span text:style-name="T45">іть</text:span> команду “<text:span text:style-name="T3">java -jar </text:span><text:span text:style-name="T9">ProMaSy-</text:span><text:span text:style-name="T40">ххх</text:span><text:span text:style-name="T3">.jar </text:span><text:span text:style-name="T7">–</text:span><text:span text:style-name="T3">config </text:span><text:span text:style-name="T39">--</text:span><text:span text:style-name="T8">log</text:span><text:span text:style-name="T3">” </text:span><text:span text:style-name="T33">(де ххх — верс</text:span>ія <text:span text:style-name="T1">ProMaSy</text:span>). <text:span text:style-name="T39">Це призведе до запуску ProMaSy в режимі конфігурації настройок доступу до сервера із збереженням логу роботи програми.</text:span></text:p>
      <text:p text:style-name="P35">5. У вікні настройок <text:span text:style-name="T45">введіть</text:span> <text:span text:style-name="T3">IP </text:span>адресу сервера (за замовчуванням <text:span text:style-name="T14">localhost</text:span>), порт доступу до бази даних (за замовчуванням 5432), назву бази даних (за замовчуванням postgres).</text:p>
      <text:p text:style-name="P35"><text:soft-page-break/><text:span text:style-name="T49">ВАЖЛИВО! Ні в якому випадку не змінюйте логін та пароль доступу до бази даних на адміністраторські, оскільки це становить небезпеку для цілісності даних при подальшому використанні програми. Назву схеми також змінювати не потрібно!</text:span></text:p>
      <text:p text:style-name="P20">6. <text:span text:style-name="T24">Після натиснення кнопки “ОК” </text:span><text:span text:style-name="T17">ProMaSy</text:span><text:span text:style-name="T15"> запропонує створити акаунт адміністратора. Для створення акаунту адміністратора натисніть “Так” у діалоговому вікні</text:span></text:p>
      <text:p text:style-name="P30">7. В наступному вікні введіть необхідні персональні дані адміністратора</text:p>
      <text:p text:style-name="P30">8. Для того щоб внести дані про організацію натисніть “+” та у наступному вікні натисніть “+” навпроти поля “Організація”</text:p>
      <text:p text:style-name="P30">9. У вікні додавання даних про організацію введіть необхідні дані та натисніть “Створити”</text:p>
      <text:p text:style-name="P21"><text:span text:style-name="T15">10. Для створення відділів. Виберіть з випадаючого списку в полі “Організація” необхідну організацію та в полі “Відділ” введіть назву відділу. Для створення нового відділу натисніть кнопку “+” навпроти поля “Відділ”. Після створення відділу до нього автоматично призначається новий підрозділ з назвою “</text:span><text:span text:style-name="T3">&lt;</text:span><text:span text:style-name="T15">підрозділ відсутній</text:span><text:span text:style-name="T3">&gt;”</text:span></text:p>
      <text:p text:style-name="P30">11. Для створення підрозділів. Виберіть з випадаючого списку в полі “Відділ” необхідний відділ та в полі “Підрозділ” введіть назву підрозділу. Для створення нового підрозділу натисніть кнопку “+” навпроти поля “Підрозділ”.</text:p>
      <text:p text:style-name="P22"><text:span text:style-name="T15">12. Після створення структури організації (або хоча б організації, відділу та підрозділ</text:span><text:span text:style-name="T24">у</text:span><text:span text:style-name="T15"> де працює адміністратор) вікно створення структури організації потрібно закрити. </text:span><text:span text:style-name="T24">У</text:span><text:span text:style-name="T15"> вікні створення адміністратора </text:span><text:span text:style-name="T24">необхідно</text:span><text:span text:style-name="T15"> вибрати </text:span><text:span text:style-name="T24">відповідність до цієї організації</text:span></text:p>
      <text:p text:style-name="P31">13. Завершити створення акаунту адміністратора необхідно натисненням кнопки “Створити користвувача”</text:p>
      <text:p text:style-name="P23"><text:span text:style-name="T15">14. Після створення акаунту адміністратора Вам буде запропоновано перезавантажити </text:span><text:span text:style-name="T17">ProMaSy </text:span><text:span text:style-name="T15">та увійти до програми з зареєстрованими логіном та паролем</text:span></text:p>
      <text:p text:style-name="P36">1<text:span text:style-name="T49">5</text:span>. <text:span text:style-name="T46">П</text:span>рограму можливо використовувати запускаючи файл <text:span text:style-name="T9">ProMaSy-</text:span><text:span text:style-name="T40">ххх</text:span><text:span text:style-name="T9">.jar </text:span><text:span text:style-name="T34">(де ххх — верс</text:span><text:span text:style-name="T38">ія ProMaSy) </text:span>в теці з програмою. Якщо при наступному запуску <text:span text:style-name="T38">ProMaSy </text:span>не зможе з’єднатися з сервером, буде запропоновано повторно ввести параметри з’єднання.</text:p>
      <text:p text:style-name="P35"><text:span text:style-name="T49">ВАЖЛИВО! Ні в якому випадку не змінюйте логін та пароль доступу до бази даних на адміністраторські, оскільки це становить небезпеку для цілісності даних при подальшому використанні програми. Назву схеми також змінювати не потрібно!</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2:26:04.349000000</meta:creation-date>
    <dc:date>2017-05-13T15:41:09.236000000</dc:date>
    <meta:editing-duration>PT36M46S</meta:editing-duration>
    <meta:editing-cycles>8</meta:editing-cycles>
    <meta:generator>LibreOffice/5.3.2.2$Windows_X86_64 LibreOffice_project/6cd4f1ef626f15116896b1d8e1398b56da0d0ee1</meta:generator>
    <meta:document-statistic meta:table-count="0" meta:image-count="0" meta:object-count="0" meta:page-count="3" meta:paragraph-count="66" meta:word-count="910" meta:character-count="6948" meta:non-whitespace-character-count="6083"/>
  </office:meta>
</office:document-meta>
</file>